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10 sub 10 ==&gt; 1010 sub 2</text:p>
      <text:p text:style-name="Standard"/>
      <text:p text:style-name="Standard">1,000,000 sub 10 ==&gt; 1110100001001000000 sub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7T11:55:54.533470214</dc:date>
    <meta:editing-duration>PT28S</meta:editing-duration>
    <meta:editing-cycles>1</meta:editing-cycles>
    <meta:document-statistic meta:table-count="0" meta:image-count="0" meta:object-count="0" meta:page-count="1" meta:paragraph-count="23" meta:word-count="108" meta:character-count="585" meta:non-whitespace-character-count="508"/>
  </office:meta>
</office:document-meta>
</file>